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e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MIF0<text:tab/><text:tab/>0x8000_0000 <text:tab/><text:tab/>0xBFFF_FFFF <text:tab/>External Memory (Ex/R/W)(2)</text:p>
      <text:p text:style-name="Standard"/>
      <text:p text:style-name="Standard"/>
      <text:p text:style-name="P1">GPIO0 <text:tab/>0x44E0_7000 <text:tab/><text:tab/>0x44E0_7FFF <text:tab/>4KB <text:tab/>GPIO Registers </text:p>
      <text:p text:style-name="P1"><text:tab/> <text:tab/>0x44E0_8000 <text:tab/><text:tab/>0x44E0_8FFF <text:tab/>4KB <text:tab/>Reserved</text:p>
      <text:p text:style-name="P1"/>
      <text:p text:style-name="P1">GPIO1 <text:tab/>0x4804_C000 <text:tab/>0x4804_CFFF <text:tab/>4KB <text:tab/>GPIO1 Registers <text:tab/><text:tab/><text:tab/><text:tab/><text:tab/>0x4804_D000 <text:tab/>0x4804_DFFF <text:tab/>4KB <text:tab/>Reserved</text:p>
      <text:p text:style-name="P1"/>
      <text:p text:style-name="P1">GPIO2 <text:tab/>0x481A_C000 <text:tab/>0x481A_CFFF <text:tab/>4KB <text:tab/>GPIO2 Registers </text:p>
      <text:p text:style-name="P1"><text:tab/><text:tab/>0x481A_D000 <text:tab/>0x481A_DFFF <text:tab/>4KB <text:tab/>Reserved </text:p>
      <text:p text:style-name="P1"/>
      <text:p text:style-name="P1">GPIO3 <text:tab/>0x481A_E000 <text:tab/>0x481A_EFFF <text:tab/>4KB <text:tab/>GPIO3 Registers </text:p>
      <text:p text:style-name="P1"><text:tab/><text:tab/>0x481A_F000 <text:tab/>0x481A_FFFF <text:tab/>4KB <text:tab/>Reserv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5:51:56.693279780</meta:creation-date>
    <dc:date>2017-09-23T15:57:31.324919633</dc:date>
    <meta:editing-duration>PT5M35S</meta:editing-duration>
    <meta:editing-cycles>1</meta:editing-cycles>
    <meta:document-statistic meta:table-count="0" meta:image-count="0" meta:object-count="0" meta:page-count="1" meta:paragraph-count="8" meta:word-count="46" meta:character-count="447" meta:non-whitespace-character-count="359"/>
    <meta:generator>LibreOffice/5.1.6.2$Linux_X86_64 LibreOffice_project/10m0$Build-2</meta:generator>
  </office:meta>
</office:document-meta>
</file>